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7in" fo:margin-left="-0.0007in" fo:margin-right="0in" table:align="margins"/>
    </style:style>
    <style:style style:name="Table1.A" style:family="table-column">
      <style:table-column-properties style:column-width="0.2313in" style:rel-column-width="2188*"/>
    </style:style>
    <style:style style:name="Table1.B" style:family="table-column">
      <style:table-column-properties style:column-width="0.184in" style:rel-column-width="1741*"/>
    </style:style>
    <style:style style:name="Table1.C" style:family="table-column">
      <style:table-column-properties style:column-width="2.1174in" style:rel-column-width="20035*"/>
    </style:style>
    <style:style style:name="Table1.D" style:family="table-column">
      <style:table-column-properties style:column-width="0.1507in" style:rel-column-width="1425*"/>
    </style:style>
    <style:style style:name="Table1.E" style:family="table-column">
      <style:table-column-properties style:column-width="1.4458in" style:rel-column-width="13681*"/>
    </style:style>
    <style:style style:name="Table1.F" style:family="table-column">
      <style:table-column-properties style:column-width="0.7194in" style:rel-column-width="6807*"/>
    </style:style>
    <style:style style:name="Table1.G" style:family="table-column">
      <style:table-column-properties style:column-width="2.0778in" style:rel-column-width="19658*"/>
    </style:style>
    <style:style style:name="Table1.1" style:family="table-row">
      <style:table-row-properties style:min-row-height="0.1965in"/>
    </style:style>
    <style:style style:name="Table1.A1" style:family="table-cell">
      <style:table-cell-properties style:vertical-align="middle" fo:padding="0in" fo:border="none"/>
    </style:style>
    <style:style style:name="Table1.2" style:family="table-row">
      <style:table-row-properties style:min-row-height="0.0896in"/>
    </style:style>
    <style:style style:name="Table1.3" style:family="table-row">
      <style:table-row-properties style:min-row-height="0.4069in"/>
    </style:style>
    <style:style style:name="Table1.4" style:family="table-row">
      <style:table-row-properties style:min-row-height="0.1792in"/>
    </style:style>
    <style:style style:name="Table1.7" style:family="table-row">
      <style:table-row-properties style:min-row-height="0.0444in"/>
    </style:style>
    <style:style style:name="Table1.A9" style:family="table-cell">
      <style:table-cell-properties fo:padding="0in" fo:border="none"/>
    </style:style>
    <style:style style:name="Table1.11" style:family="table-row">
      <style:table-row-properties style:min-row-height="0.2792in"/>
    </style:style>
    <style:style style:name="Table3" style:family="table">
      <style:table-properties style:width="6.9257in" table:align="margins"/>
    </style:style>
    <style:style style:name="Table3.A" style:family="table-column">
      <style:table-column-properties style:column-width="6.9257in" style:rel-column-width="65535*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097in" table:align="left"/>
    </style:style>
    <style:style style:name="Table2.A" style:family="table-column">
      <style:table-column-properties style:column-width="0.2139in"/>
    </style:style>
    <style:style style:name="Table2.B" style:family="table-column">
      <style:table-column-properties style:column-width="1.2563in"/>
    </style:style>
    <style:style style:name="Table2.C" style:family="table-column">
      <style:table-column-properties style:column-width="4.5139in"/>
    </style:style>
    <style:style style:name="Table2.D" style:family="table-column">
      <style:table-column-properties style:column-width="0.9257in"/>
    </style:style>
    <style:style style:name="Table2.1" style:family="table-row">
      <style:table-row-properties style:min-row-height="0.6354in"/>
    </style:style>
    <style:style style:name="Table2.A1" style:family="table-cell">
      <style:table-cell-properties style:vertical-align="middle" style:border-line-width-bottom="0.0139in 0.0139in 0.0139in" fo:padding="0in" fo:border-left="none" fo:border-right="none" fo:border-top="none" fo:border-bottom="0.0417in double #808080"/>
    </style:style>
    <style:style style:name="Table2.C1" style:family="table-cell">
      <style:table-cell-properties style:border-line-width-bottom="0.0139in 0.0139in 0.0139in" fo:padding="0in" fo:border-left="none" fo:border-right="none" fo:border-top="none" fo:border-bottom="0.0417in double #808080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Table_20_Contents"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Table_20_Contents">
      <style:paragraph-properties fo:margin-left="0.3437in" fo:margin-right="-0.0035in" fo:text-indent="0in" style:auto-text-indent="false"/>
      <style:text-properties style:font-name="Arial" fo:font-size="10pt" style:font-size-asian="10pt" style:font-size-complex="10pt"/>
    </style:style>
    <style:style style:name="P11" style:family="paragraph" style:parent-style-name="Header">
      <style:paragraph-properties fo:margin-left="0.3437in" fo:margin-right="-0.0035in" fo:text-align="start" style:justify-single-word="false" fo:text-indent="0in" style:auto-text-indent="false"/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paragraph-properties fo:margin-left="0.3555in" fo:margin-right="-0.0035in" fo:text-indent="0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13" style:family="paragraph" style:parent-style-name="Table_20_Contents">
      <style:paragraph-properties fo:margin-left="0in" fo:margin-right="-0.0035in" fo:text-indent="0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14" style:family="paragraph" style:parent-style-name="Table_20_Contents">
      <style:paragraph-properties fo:margin-left="0.3783in" fo:margin-right="-0.0035in" fo:text-indent="0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15" style:family="paragraph" style:parent-style-name="Table_20_Contents">
      <style:paragraph-properties fo:margin-left="0.4165in" fo:margin-right="0in" fo:text-indent="0in" style:auto-text-indent="false"/>
      <style:text-properties style:font-name="Arial" fo:font-size="10pt" style:font-size-asian="10pt" style:font-size-complex="10pt"/>
    </style:style>
    <style:style style:name="P16" style:family="paragraph" style:parent-style-name="Header">
      <style:paragraph-properties fo:text-align="start" style:justify-single-word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start" style:justify-single-word="fals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18" style:family="paragraph" style:parent-style-name="Text_20_body">
      <style:paragraph-properties fo:text-align="center" style:justify-single-word="false">
        <style:tab-stops>
          <style:tab-stop style:position="4.352in"/>
        </style:tab-stops>
      </style:paragraph-properties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9" style:family="paragraph" style:parent-style-name="Text_20_body">
      <style:paragraph-properties fo:text-align="center" style:justify-single-word="false">
        <style:tab-stops>
          <style:tab-stop style:position="4.352in"/>
        </style:tab-stops>
      </style:paragraph-properties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20" style:family="paragraph" style:parent-style-name="Text_20_body">
      <style:paragraph-properties fo:padding="0in" fo:border="none"/>
      <style:text-properties style:font-name="Arial" fo:font-size="10pt" style:text-underline-style="none" fo:font-weight="bold" style:font-size-asian="10pt" style:font-size-complex="10pt"/>
    </style:style>
    <style:style style:name="P21" style:family="paragraph" style:parent-style-name="Text_20_body">
      <style:paragraph-properties fo:text-align="justify" style:justify-single-word="false" fo:padding="0in" fo:border="none"/>
      <style:text-properties style:font-name="Arial" fo:font-size="10pt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text-properties style:font-name="Arial" fo:font-size="10pt" style:font-size-asian="10pt" style:font-size-complex="10pt"/>
    </style:style>
    <style:style style:name="P23" style:family="paragraph" style:parent-style-name="Heading_20_1">
      <style:paragraph-properties fo:margin-left="0in" fo:margin-right="0in" fo:text-align="center" style:justify-single-word="false" fo:text-indent="0.0118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4pt" style:font-name-asian="Arial1" style:font-size-asian="14pt" style:font-name-complex="Arial1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fo:color="#808080"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808080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808080" style:font-name="Arial" fo:font-size="13pt" fo:font-weight="bold" style:font-name-asian="Arial1" style:font-size-asian="13pt" style:font-weight-asian="bold" style:font-name-complex="Arial1" style:font-size-complex="13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808080" style:font-name="Arial" fo:font-size="13pt" fo:font-weight="normal" style:font-name-asian="Arial1" style:font-size-asian="13pt" style:font-weight-asian="normal" style:font-name-complex="Arial1" style:font-size-complex="13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color="#808080" style:font-name="Arial" fo:font-size="13pt" style:font-name-asian="Arial1" style:font-size-asian="13pt" style:font-name-complex="Arial1" style:font-size-complex="13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5">{logo}</text:p>
          </table:table-cell>
          <table:table-cell table:style-name="Table2.C1" office:value-type="string">
            <text:p text:style-name="P27">{badan}</text:p>
            <text:p text:style-name="P28">{kota4}</text:p>
            <text:p text:style-name="P29">{alamat} </text:p>
            <text:p text:style-name="P30">Telp. {tlp} Fax {fax} </text:p>
          </table:table-cell>
          <table:table-cell table:style-name="Table2.C1" office:value-type="string">
            <text:p text:style-name="P26"/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7" office:value-type="string">
            <text:h text:style-name="P23" text:outline-level="1">{title}</text:h>
            <text:p text:style-name="P18">{IZIN}</text:p>
            <text:p text:style-name="P19">Nomor : {no_skrd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7" office:value-type="string">
            <text:p text:style-name="P20">Berdasarkan 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table:number-columns-spanned="2" office:value-type="string">
            <text:p text:style-name="P21">[!-- BEGIN row.articles2 --]{titreArticle2}</text:p>
          </table:table-cell>
          <table:covered-table-cell/>
          <table:table-cell table:style-name="Table1.A1" table:number-columns-spanned="5" office:value-type="string">
            <text:p text:style-name="P21">{texteArticle2}[!-- END row.articles2 --]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>Permohonan izin :</text:p>
          </table:table-cell>
          <table:covered-table-cell/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16"/>
          </table:table-cell>
          <table:table-cell table:style-name="Table1.A1" table:number-columns-spanned="2" office:value-type="string">
            <text:p text:style-name="P16">[!-- BEGIN row.articles --]{titreArticle}</text:p>
          </table:table-cell>
          <table:covered-table-cell/>
          <table:table-cell table:style-name="Table1.A1" office:value-type="string">
            <text:p text:style-name="P4">:</text:p>
          </table:table-cell>
          <table:table-cell table:style-name="Table1.A1" table:number-columns-spanned="3" office:value-type="string">
            <text:p text:style-name="P16"><text:bookmark-start text:name="__DdeLink__12123_962768907"/>{texteArticle}<text:span text:style-name="T1">[!-- END row.articles --]</text:span><text:bookmark-end text:name="__DdeLink__12123_962768907"/>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6"/>
          </table:table-cell>
          <table:table-cell table:style-name="Table1.A1" table:number-columns-spanned="2" office:value-type="string">
            <text:p text:style-name="P16">[!-- BEGIN row.articles3 --]{titreArticle3}</text:p>
          </table:table-cell>
          <table:covered-table-cell/>
          <table:table-cell table:style-name="Table1.A1" office:value-type="string">
            <text:p text:style-name="P16">{texteArticle4}</text:p>
          </table:table-cell>
          <table:table-cell table:style-name="Table1.A1" table:number-columns-spanned="3" office:value-type="string">
            <text:p text:style-name="P16"><text:bookmark-start text:name="__DdeLink__28852_962768907"/>{texteArticle3}<text:bookmark-end text:name="__DdeLink__28852_962768907"/><text:span text:style-name="T1">[!-- END row.articles3 --]</text:span></text:p>
          </table:table-cell>
          <table:covered-table-cell/>
          <table:covered-table-cell/>
        </table:table-row>
        <table:table-row table:style-name="Table1.7">
          <table:table-cell table:style-name="Table1.A1" table:number-columns-spanned="3" office:value-type="string">
            <text:p text:style-name="P17"/>
          </table:table-cell>
          <table:covered-table-cell/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7">
          <table:table-cell table:style-name="Table1.A1" table:number-columns-spanned="3" office:value-type="string">
            <text:p text:style-name="P17">Perhitungan Retribusi :</text:p>
          </table:table-cell>
          <table:covered-table-cell/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9" table:number-columns-spanned="7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2">Besarnya retribusi {IZIN}</text:p>
                  <text:p text:style-name="P11">[!-- BEGIN articles1 --]{titreArticle}{texteArticle}[!-- END articles1 --] {nilairetribusi}</text:p>
                  <text:p text:style-name="P11">= {jumlahretribusi}</text:p>
                </table:table-cell>
              </table:table-row>
              <table:table-row>
                <table:table-cell table:style-name="Table3.A2" office:value-type="string">
                  <text:p text:style-name="P2">Pengurangan/keringanan/pembebasan retribusi</text:p>
                  <text:p text:style-name="P10">Berdasarkan surat <text:s/>: </text:p>
                  <text:p text:style-name="P12">Nomor <text:s text:c="18"/>: {i_surat}</text:p>
                  <text:p text:style-name="P13">Besarnya retribusi <text:s text:c="9"/>: {diskon} % x {jumlahretribusi} </text:p>
                  <text:p text:style-name="P14">= {totalretribusi}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9" table:number-columns-spanned="7" office:value-type="string">
            <text:p text:style-name="P9">Besarnya retribusi yang harus dibayar :</text:p>
            <text:p text:style-name="P15"><text:span text:style-name="T2">= </text:span><text:span text:style-name="T3">{totalretribusi}(</text:span><text:span text:style-name="T2"> </text:span><text:span text:style-name="T6">{bilangan}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9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8">{kota} , {tanggal}</text:p>
          </table:table-cell>
          <table:covered-table-cell/>
        </table:table-row>
        <table:table-row>
          <table:table-cell table:style-name="Table1.A9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le1.A9" table:number-columns-spanned="2" office:value-type="string">
            <text:p text:style-name="P3"><text:span text:style-name="T4">{jabatan}</text:span><text:line-break/></text:p>
          </table:table-cell>
          <table:covered-table-cell/>
        </table:table-row>
        <table:table-row>
          <table:table-cell table:style-name="Table1.A9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le1.A9" office:value-type="string">
            <text:p text:style-name="P5"><text:s text:c="5"/></text:p>
          </table:table-cell>
          <table:table-cell table:style-name="Table1.A9" office:value-type="string">
            <text:p text:style-name="P6">{ttd}</text:p>
            <text:p text:style-name="P6"/>
            <text:p text:style-name="P6"/>
            <text:p text:style-name="P6"/>
          </table:table-cell>
        </table:table-row>
        <table:table-row>
          <table:table-cell table:style-name="Table1.A9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le1.A9" table:number-columns-spanned="2" office:value-type="string">
            <text:p text:style-name="P5"><text:span text:style-name="T5">{nama_pejabat}</text:span> <text:line-break/>NIP. {nip_pejabat}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299in" fo:margin-bottom="0.0402in" fo:text-indent="-0.3in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9in" fo:text-indent="-0.4in" fo:margin-left="0.9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1in" fo:text-indent="-0.6in" fo:margin-left="1.1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2in" fo:text-indent="-0.7in" fo:margin-left="1.2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3in" fo:text-indent="-0.8in" fo:margin-left="1.3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4in" fo:text-indent="-0.9in" fo:margin-left="1.4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5in" fo:text-indent="-1in" fo:margin-left="1.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6in" fo:text-indent="-1.1in" fo:margin-left="1.6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7in" fo:text-indent="-1.2in" fo:margin-left="1.7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24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rc11 </meta:initial-creator>
    <meta:creation-date>2010-09-01T10:19:42</meta:creation-date>
    <dc:date>2011-11-22T15:14:13.67</dc:date>
    <dc:creator>f fg</dc:creator>
    <meta:editing-duration>PT6H18M55S</meta:editing-duration>
    <meta:editing-cycles>95</meta:editing-cycles>
    <meta:generator>OpenOffice.org/3.3$Win32 OpenOffice.org_project/330m20$Build-9567</meta:generator>
    <meta:document-statistic meta:table-count="3" meta:image-count="0" meta:object-count="0" meta:page-count="1" meta:paragraph-count="34" meta:word-count="102" meta:character-count="853"/>
  </office:meta>
</office:document-meta>
</file>